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id.addError( int i , int 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id.ge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.getRow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.Grid( int columnCount , int row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id.hasError( int i , int 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id.toString( )</text:p>
          </table:table-cell>
          <table:table-cell office:value-type="float" office:value="55">
            <text:p text:style-name="Table_20_Contents">55</text:p>
          </table:table-cell>
          <table:table-cell office:value-type="float" office:value="65">
            <text:p text:style-name="Table_20_Contents">65</text:p>
          </table:table-cell>
          <table:table-cell office:value-type="float" office:value="214">
            <text:p text:style-name="Table_20_Contents">214</text:p>
          </table:table-cell>
        </table:table-row>
        <table:table-row>
          <table:table-cell office:value-type="string">
            <text:p text:style-name="Table_20_Contents">Grid.get( int column , int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.get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.connected( Cell a , Cell 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id.add( RealCell cell , int columnSpan , int rowSpa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Grid.findNextFreeCel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